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text-position="super 58%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Resume</text:span></text:p>
      <text:p text:style-name="P1"><text:span text:style-name="T2">Marina Gomez – Joseph.</text:span></text:p>
      <text:p text:style-name="P1"><text:span text:style-name="T2">#61 Tumpuna Road Cumuto.</text:span></text:p>
      <text:p text:style-name="P1"><text:a xlink:type="simple" xlink:href="mailto:Email-mrmg299@gmail.com" text:style-name="Internet_20_link" text:visited-style-name="Visited_20_Internet_20_Link"><text:span text:style-name="T2">Email-mrmg299@gmail.com</text:span></text:a></text:p>
      <text:p text:style-name="P3"/>
      <text:p text:style-name="P2"/>
      <text:p text:style-name="Standard"><text:span text:style-name="T4">Personal Data</text:span></text:p>
      <text:p text:style-name="P4"/>
      <text:p text:style-name="Standard"><text:span text:style-name="T2">Date of Birth- August 25</text:span><text:span text:style-name="T7">th</text:span><text:span text:style-name="T2"> <text:s/>1990</text:span></text:p>
      <text:p text:style-name="Standard"><text:span text:style-name="T2">Age- 26</text:span></text:p>
      <text:p text:style-name="Standard"><text:span text:style-name="T2">Contacts- 354-3746 / 280-5801.</text:span></text:p>
      <text:p text:style-name="P2"/>
      <text:p text:style-name="Standard"><text:span text:style-name="T4">Objectives</text:span></text:p>
      <text:p text:style-name="P4"/>
      <text:p text:style-name="Standard"><text:span text:style-name="T2"><text:s text:c="2"/>To use the knowledge and skills I've acquired to positively enhance any organization. To humbly strive for excellence in any undertaking.</text:span></text:p>
      <text:p text:style-name="P2"/>
      <text:p text:style-name="Standard"><text:span text:style-name="T4">Work Experience</text:span></text:p>
      <text:p text:style-name="P2"/>
      <text:p text:style-name="Standard"><text:span text:style-name="T5">North Central Regional Health Authority</text:span></text:p>
      <text:p text:style-name="Standard"><text:span text:style-name="T5">Arima Health Facility.</text:span></text:p>
      <text:p text:style-name="P5"/>
      <text:p text:style-name="Standard"><text:span text:style-name="T2">Queen Mary Avenue Arima.</text:span></text:p>
      <text:p text:style-name="Standard"><text:span text:style-name="T2">Accident and Emergency Department.</text:span></text:p>
      <text:p text:style-name="Standard"><text:span text:style-name="T2">Clerk 1.</text:span></text:p>
      <text:p text:style-name="Standard"><text:span text:style-name="T2">December 2012- September 2014.</text:span></text:p>
      <text:p text:style-name="Standard"><text:span text:style-name="T2"><text:s/></text:span></text:p>
      <text:p text:style-name="Standard"><text:span text:style-name="T5">Salybia Nature <text:s/>Resort and Spa.</text:span></text:p>
      <text:p text:style-name="P5"/>
      <text:p text:style-name="Standard"><text:span text:style-name="T2">Toco Main Road.</text:span></text:p>
      <text:p text:style-name="Standard"><text:span text:style-name="T2">Receptionist</text:span></text:p>
      <text:p text:style-name="Standard"><text:span text:style-name="T2">2011.</text:span></text:p>
      <text:p text:style-name="P2"/>
      <text:p text:style-name="Standard"><text:span text:style-name="T4">Educational Background</text:span></text:p>
      <text:p text:style-name="P2"/>
      <text:p text:style-name="Standard"><text:span text:style-name="T5">Lower Cumuto Government Primary School.</text:span></text:p>
      <text:p text:style-name="Standard"><text:span text:style-name="T2">Cumuto main Road Cumuto</text:span></text:p>
      <text:p text:style-name="Standard"><text:span text:style-name="T2">September 1996 – July 2008.</text:span></text:p>
      <text:p text:style-name="P2"/>
      <text:p text:style-name="Standard"><text:span text:style-name="T5">El Dorado West Secondary Comprehensive School.</text:span></text:p>
      <text:p text:style-name="Standard"><text:span text:style-name="T2">Target Road El Dorado.</text:span></text:p>
      <text:p text:style-name="Standard"><text:span text:style-name="T2">September 2003 – July 2008.</text:span></text:p>
      <text:p text:style-name="P2"/>
      <text:p text:style-name="P2"/>
      <text:p text:style-name="P2"><text:soft-page-break/></text:p>
      <text:p text:style-name="P2"/>
      <text:p text:style-name="Standard"><text:span text:style-name="T6">Qualification</text:span></text:p>
      <text:p text:style-name="P6"/>
      <text:p text:style-name="Standard"><text:span text:style-name="T2">Six CXC o'level passes.</text:span></text:p>
      <text:p text:style-name="P2"/>
      <text:p text:style-name="Standard"><text:span text:style-name="T6">References</text:span></text:p>
      <text:p text:style-name="P6"/>
      <text:p text:style-name="Standard"><text:span text:style-name="T2">Mr. Mikel Lee Fook</text:span></text:p>
      <text:p text:style-name="Standard"><text:span text:style-name="T2">Prison Officer</text:span></text:p>
      <text:p text:style-name="Standard"><text:span text:style-name="T2">Golden Grove Prison</text:span></text:p>
      <text:p text:style-name="Standard"><text:span text:style-name="T2">Remand Yard</text:span></text:p>
      <text:p text:style-name="Standard"><text:span text:style-name="T2">Contact Number 722-5352.</text:span></text:p>
      <text:p text:style-name="P2"/>
      <text:p text:style-name="Standard"><text:span text:style-name="T2">Mrs Savi bhagwandee</text:span></text:p>
      <text:p text:style-name="Standard"><text:span text:style-name="T2">Business Owner</text:span></text:p>
      <text:p text:style-name="Standard"><text:span text:style-name="T2">373-6680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7"><text:span text:style-name="T2">#61 Tumpuna Road Cumuto</text:span></text:p>
      <text:p text:style-name="P7"><text:span text:style-name="T2">Via Arima.</text:span></text:p>
      <text:p text:style-name="P7"><text:span text:style-name="T2">Thursday April 5</text:span><text:span text:style-name="T7">th</text:span><text:span text:style-name="T2"> <text:s/>2017.</text:span></text:p>
      <text:p text:style-name="P2"/>
      <text:p text:style-name="P2"/>
      <text:p text:style-name="P2"/>
      <text:p text:style-name="Standard"><text:span text:style-name="T2"><text:s text:c="51"/></text:span><text:span text:style-name="T3">To whom it may concern.</text:span></text:p>
      <text:p text:style-name="Standard"><text:span text:style-name="T2"><text:s/></text:span></text:p>
      <text:p text:style-name="Standard"><text:span text:style-name="T2">I'm writing this letter expressing interest in any suitable position at your establishment.</text:span></text:p>
      <text:p text:style-name="Standard"><text:span text:style-name="T2">I believe I can be a valuable addition to the work force as I'm generally a jovial, concientious, meticulous, punctual person who always strives to give general satisfacction.</text:span></text:p>
      <text:p text:style-name="Standard"><text:span text:style-name="T2">My previous place of employment was the North Central Regional Health Authority, Arima Health Facility Accident and Emergency Department, where I worked as a registration clerk. Working in the hospital setting gave me a wealth of experience with functioning well under pressure, and also built good communication and interpersonal skills.</text:span></text:p>
      <text:p text:style-name="P2"/>
      <text:p text:style-name="Standard"><text:span text:style-name="T2">If given the opportunity I'm sure I will be an asset to your organization.</text:span></text:p>
      <text:p text:style-name="P2"/>
      <text:p text:style-name="Standard"><text:span text:style-name="T2">Yours Respectfully</text:span></text:p>
      <text:p text:style-name="Standard"><text:span text:style-name="T2">Marina <text:s/>Gomez- Josep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T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T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na Gomez- Joseph</meta:initial-creator>
    <dc:creator>marinagomezjoseph@gmail.com</dc:creator>
    <meta:editing-cycles>2</meta:editing-cycles>
    <meta:creation-date>2017-04-06T17:30:00</meta:creation-date>
    <dc:date>2017-04-06T17:30:00</dc:date>
    <meta:editing-duration>P0D</meta:editing-duration>
    <meta:generator>OpenOffice/4.1.3$Win32 OpenOffice.org_project/413m1$Build-9783</meta:generator>
    <meta:document-statistic meta:table-count="0" meta:image-count="0" meta:object-count="0" meta:page-count="3" meta:paragraph-count="51" meta:word-count="262" meta:character-count="17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